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b8556"/>
    </style:style>
    <style:style style:name="P2" style:family="paragraph" style:parent-style-name="Standard">
      <style:text-properties officeooo:rsid="0019bcdc"/>
    </style:style>
    <style:style style:name="P3" style:family="paragraph" style:parent-style-name="Standard">
      <style:text-properties officeooo:rsid="0019bcdc" officeooo:paragraph-rsid="0019bcdc"/>
    </style:style>
    <style:style style:name="T1" style:family="text">
      <style:text-properties officeooo:rsid="0019bcdc"/>
    </style:style>
    <style:style style:name="T2" style:family="text">
      <style:text-properties officeooo:rsid="001d6d59"/>
    </style:style>
    <style:style style:name="T3" style:family="text">
      <style:text-properties officeooo:rsid="001f56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UNTZER<text:tab/><text:tab/><text:tab/><text:tab/><text:tab/><text:tab/><text:tab/><text:tab/><text:tab/><text:tab/><text:tab/> <text:s text:c="9"/>Info2</text:p>
      <text:p text:style-name="P3">Kévin</text:p>
      <text:p text:style-name="Title">TP2</text:p>
      <text:p text:style-name="Text_20_body"><text:tab/><text:span text:style-name="T1">Dans ce tutoriel, nous allons créer une application sur une agence de super-Héros. Nous créerons une application qui contient un affichage d’une liste de héros qu’on peut modifier. Il est possible dans cette interface, de naviguer dans différentes vues de données.</text:span></text:p>
      <text:p text:style-name="P1"><text:tab/><text:span text:style-name="T1">Nous créerons des composants pour afficher les détails des héros et nous afficherons un tableau de héros. Nous utiliserons une liaison de données unidirectionnelle pour les données en lecture seule. Nous allons ajouter des champs modifiables pour à jour les différents modèles existants. Nous lierons les méthodes de composants aux utilisateurs . Cela permettra donc à l’utilisateur de sélectionner un héros et de le modifier. </text:span></text:p>
      <text:p text:style-name="P1"><text:tab/><text:span text:style-name="T2">De plus, nous emploierons un routage afin de naviguer entre les deux vues (dashboard, heroes) et les composants.</text:span></text:p>
      <text:h text:style-name="Heading_20_1" text:outline-level="1">La création de l’application</text:h>
      <text:p text:style-name="Text_20_body"><text:tab/><text:span text:style-name="T3">Lors du début de la création de l’application, nous commencerons par la création du dashboard. Si l’on clique sur un héros depuis le dashboard, nous pourrons voir les détails du héros et les modifier. </text:span></text:p>
      <text:p text:style-name="Text_20_body"><text:tab/><text:span text:style-name="T3">Nous aurons par la suite, sur le coin en haut à gauche, un bouton permettant d’afficher la liste des héros. Lorsqu’on cliquera dessus, nous pourrons afficher les détails de celui-ci.</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0:47:40.103000000</meta:creation-date>
    <meta:generator>LibreOffice/5.1.5.2$Windows_x86 LibreOffice_project/7a864d8825610a8c07cfc3bc01dd4fce6a9447e5</meta:generator>
    <dc:date>2017-10-26T11:22:58.027000000</dc:date>
    <meta:editing-duration>PT14M17S</meta:editing-duration>
    <meta:editing-cycles>2</meta:editing-cycles>
    <meta:document-statistic meta:table-count="0" meta:image-count="0" meta:object-count="0" meta:page-count="1" meta:paragraph-count="9" meta:word-count="196" meta:character-count="1261" meta:non-whitespace-character-count="1047"/>
  </office:meta>
</office:document-meta>
</file>